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1.81pt solid #000000"/>
    </style:style>
    <style:style style:name="ce2" style:family="table-cell" style:parent-style-name="Default">
      <style:table-cell-properties fo:border="1.81pt solid #000000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5" style:family="table-cell" style:parent-style-name="Default">
      <style:table-cell-properties fo:border-bottom="none" fo:background-color="#c0c0c0" fo:border-left="1.05pt solid #000000" fo:border-right="1.05pt solid #000000" fo:border-top="none"/>
    </style:style>
    <style:style style:name="ce6" style:family="table-cell" style:parent-style-name="Default">
      <style:table-cell-properties fo:border-bottom="1.05pt solid #000000" fo:border-left="1.05pt solid #000000" fo:border-right="1.05pt solid #000000" fo:border-top="none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Action 1</text:p>
          </table:table-cell>
          <table:table-cell table:style-name="ce4" office:value-type="string">
            <text:p>Action 2</text:p>
          </table:table-cell>
          <table:table-cell office:value-type="string">
            <text:p>Action 3</text:p>
          </table:table-cell>
          <table:table-cell table:style-name="ce4" office:value-type="string">
            <text:p>Action 4</text:p>
          </table:table-cell>
          <table:table-cell office:value-type="string">
            <text:p>Action 5</text:p>
          </table:table-cell>
        </table:table-row>
        <table:table-row table:style-name="ro2">
          <table:table-cell/>
          <table:table-cell table:style-name="ce1" office:value-type="string">
            <text:p>Line 1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Line 2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Action 6</text:p>
          </table:table-cell>
          <table:table-cell table:style-name="ce4" office:value-type="string">
            <text:p>Action 7</text:p>
          </table:table-cell>
          <table:table-cell office:value-type="string">
            <text:p>Action 8</text:p>
          </table:table-cell>
          <table:table-cell table:style-name="ce4" office:value-type="string">
            <text:p>Action 9</text:p>
          </table:table-cell>
          <table:table-cell/>
        </table:table-row>
        <table:table-row table:style-name="ro2">
          <table:table-cell/>
          <table:table-cell table:style-name="ce1" office:value-type="string">
            <text:p>Line 1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2" office:value-type="string">
            <text:p>Line 2</text:p>
          </table:table-cell>
          <table:table-cell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</meta:initial-creator>
    <meta:creation-date>2013-08-24T16:48:57</meta:creation-date>
    <dc:date>2013-08-24T16:53:36</dc:date>
    <dc:creator>Marcin </dc:creator>
    <meta:editing-duration>P0D</meta:editing-duration>
    <meta:editing-cycles>1</meta:editing-cycles>
    <meta:document-statistic meta:table-count="1" meta:cell-count="31" meta:object-count="0"/>
    <meta:generator>LibreOffice/4.0.2.2$Linux_X86_64 LibreOffice_project/400m0$Build-2</meta:generator>
  </office:meta>
</office:document-meta>
</file>